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62c" officeooo:paragraph-rsid="001f462c"/>
    </style:style>
    <style:style style:name="P2" style:family="paragraph" style:parent-style-name="Standard">
      <style:text-properties fo:font-weight="bold" officeooo:rsid="001f462c" officeooo:paragraph-rsid="001f462c" style:font-weight-asian="bold" style:font-weight-complex="bold"/>
    </style:style>
    <style:style style:name="P3" style:family="paragraph" style:parent-style-name="Standard">
      <style:paragraph-properties fo:text-align="center" style:justify-single-word="false"/>
      <style:text-properties fo:font-weight="bold" officeooo:rsid="001f462c" officeooo:paragraph-rsid="001f462c" style:font-weight-asian="bold" style:font-weight-complex="bold"/>
    </style:style>
    <style:style style:name="P4" style:family="paragraph" style:parent-style-name="Standard">
      <style:paragraph-properties fo:text-align="start" style:justify-single-word="false"/>
      <style:text-properties fo:font-weight="bold" officeooo:rsid="00228736" officeooo:paragraph-rsid="00228736" style:font-weight-asian="bold" style:font-weight-complex="bold"/>
    </style:style>
    <style:style style:name="P5" style:family="paragraph" style:parent-style-name="Standard" style:list-style-name="L1">
      <style:text-properties officeooo:rsid="00231ccd" officeooo:paragraph-rsid="00231ccd"/>
    </style:style>
    <style:style style:name="P6" style:family="paragraph" style:parent-style-name="Standard">
      <style:paragraph-properties fo:text-align="center" style:justify-single-word="false" fo:break-before="page"/>
      <style:text-properties fo:font-size="15pt" fo:font-weight="bold" officeooo:rsid="001f462c" officeooo:paragraph-rsid="001f462c" style:font-size-asian="15pt" style:font-weight-asian="bold" style:font-size-complex="15pt" style:font-weight-complex="bold"/>
    </style:style>
    <style:style style:name="P7" style:family="paragraph" style:parent-style-name="Table_20_Contents">
      <style:paragraph-properties fo:text-align="start" style:justify-single-word="false"/>
      <style:text-properties officeooo:rsid="00228736" officeooo:paragraph-rsid="00228736"/>
    </style:style>
    <style:style style:name="P8" style:family="paragraph" style:parent-style-name="Table_20_Contents">
      <style:paragraph-properties fo:text-align="start" style:justify-single-word="false"/>
      <style:text-properties fo:font-weight="bold" officeooo:rsid="00228736" officeooo:paragraph-rsid="00228736" style:font-weight-asian="bold" style:font-weight-complex="bold"/>
    </style:style>
    <style:style style:name="T1" style:family="text">
      <style:text-properties officeooo:rsid="001f462c"/>
    </style:style>
    <style:style style:name="T2" style:family="text">
      <style:text-properties officeooo:rsid="0020f48c"/>
    </style:style>
    <style:style style:name="T3" style:family="text">
      <style:text-properties officeooo:rsid="00228736"/>
    </style:style>
    <style:style style:name="T4" style:family="text">
      <style:text-properties officeooo:rsid="00231c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ERAÇÃO 1</text:p>
      <text:p text:style-name="P2"/>
      <text:p text:style-name="P2">Fase de Concepção</text:p>
      <text:p text:style-name="P1"/>
      <text:p text:style-name="P1">A fase de iniciação ou concepção contém os workflows necessários à concordância dos stakeholders - as partes interessadas - com os objetivos, a arquitetura e o planejamento do projeto. Se essas partes interessadas tiverem bons conhecimentos, pouca análise será requerida. Caso contrário, será exigida uma análise mais elaborada. Nesta fase, os requisitos essenciais do sistema são transformados em casos de uso. O objetivo não é fechá-los em sua totalidade, mas apenas aqueles necessários à formação de opinião. A etapa é geralmente curta e serve para definir se é viável continuar com o projeto e definir os riscos e o custo deste último. Um protótipo pode ser feito para que o cliente possa aprovar. Como cita o RUP, o ideal é que sejam feitas iterações, mas estas devem ser bem definidas quanto à sua quantidade e aos objetivos.</text:p>
      <text:p text:style-name="P1"/>
      <text:p text:style-name="P2">Fase de Elaboração</text:p>
      <text:p text:style-name="P1"/>
      <text:p text:style-name="P1">A fase de elaboração será apenas para o projeto do sistema, buscando complementar o levantamento / documentação dos casos de uso, voltado para a arquitetura do sistema, revisa a modelagem do negócio para os projetos e inicia a versão do manual do usuário. Deve-se aceitar: Visão geral do produto (incremento + integração) está estável?; O plano do projeto é confiável?; Custos são admissíveis?</text:p>
      <text:p text:style-name="P1"/>
      <text:p text:style-name="P2">Fase de Construção</text:p>
      <text:p text:style-name="P1"/>
      <text:p text:style-name="P1">Na fase de construção, começa o desenvolvimento físico do software, produção de códigos, testes alfa. Os testes beta são realizados no início da fase de Transição.</text:p>
      <text:p text:style-name="P1"/>
      <text:p text:style-name="P1">Deve-se aceitar testes, e processos de testes estáveis, e se os códigos do sistema constituem "baseline".</text:p>
      <text:p text:style-name="P1"/>
      <text:p text:style-name="P1"/>
      <text:p text:style-name="P2">Fase de Transição</text:p>
      <text:p text:style-name="P1"/>
      <text:p text:style-name="P1">Nesta fase ocorre a entrega ("deployment") do software, é realizado o plano de implantação e entrega, acompanhamento e qualidade do software. Produtos (releases, versões) devem ser entregues, e ocorrer a satisfação do cliente. Nesta fase também é realizada a capacitação dos usuários.</text:p>
      <text:p text:style-name="P1"/>
      <text:p text:style-name="P1"/>
      <text:p text:style-name="P1"/>
      <text:p text:style-name="P6"><text:span text:style-name="T3">RELATÓRIO </text:span>ITERAÇÃO 1</text:p>
      <text:p text:style-name="P3"/>
      <text:p text:style-name="P4">Cronograma</text:p>
      <text:p text:style-name="P4"/>
      <table:table table:name="Table1" table:style-name="Table1">
        <table:table-column table:style-name="Table1.A" table:number-columns-repeated="3"/>
        <table:table-row>
          <table:table-cell table:style-name="Table1.A1" office:value-type="string">
            <text:p text:style-name="P8">FASE</text:p>
          </table:table-cell>
          <table:table-cell table:style-name="Table1.A1" office:value-type="string">
            <text:p text:style-name="P8">INÍCIO</text:p>
          </table:table-cell>
          <table:table-cell table:style-name="Table1.C1" office:value-type="string">
            <text:p text:style-name="P8">FINAL</text:p>
          </table:table-cell>
        </table:table-row>
        <table:table-row>
          <table:table-cell table:style-name="Table1.A2" office:value-type="string">
            <text:p text:style-name="P7">Concepção</text:p>
          </table:table-cell>
          <table:table-cell table:style-name="Table1.A2" office:value-type="string">
            <text:p text:style-name="P7">16/04/2014</text:p>
          </table:table-cell>
          <table:table-cell table:style-name="Table1.C2" office:value-type="string">
            <text:p text:style-name="P7">18/04/2014</text:p>
          </table:table-cell>
        </table:table-row>
        <table:table-row>
          <table:table-cell table:style-name="Table1.A2" office:value-type="string">
            <text:p text:style-name="P7">Elaboração</text:p>
          </table:table-cell>
          <table:table-cell table:style-name="Table1.A2" office:value-type="string">
            <text:p text:style-name="P7">18/04/2014</text:p>
          </table:table-cell>
          <table:table-cell table:style-name="Table1.C2" office:value-type="string">
            <text:p text:style-name="P7">23/04/2014</text:p>
          </table:table-cell>
        </table:table-row>
        <table:table-row>
          <table:table-cell table:style-name="Table1.A2" office:value-type="string">
            <text:p text:style-name="P7">Construção</text:p>
          </table:table-cell>
          <table:table-cell table:style-name="Table1.A2" office:value-type="string">
            <text:p text:style-name="P7">24/04/2014</text:p>
          </table:table-cell>
          <table:table-cell table:style-name="Table1.C2" office:value-type="string">
            <text:p text:style-name="P7">08/05/2014</text:p>
          </table:table-cell>
        </table:table-row>
        <table:table-row>
          <table:table-cell table:style-name="Table1.A2" office:value-type="string">
            <text:p text:style-name="P7">Transição</text:p>
          </table:table-cell>
          <table:table-cell table:style-name="Table1.A2" office:value-type="string">
            <text:p text:style-name="P7">09/05/2014</text:p>
          </table:table-cell>
          <table:table-cell table:style-name="Table1.C2" office:value-type="string">
            <text:p text:style-name="P7">09/05/2014</text:p>
          </table:table-cell>
        </table:table-row>
      </table:table>
      <text:p text:style-name="P4"/>
      <text:p text:style-name="P2"/>
      <text:p text:style-name="P2">Fase de Concepção</text:p>
      <text:p text:style-name="P1"/>
      <text:p text:style-name="P1">Nesta fase, após apresentação ao cliente do documento de visão, contendo o diagrama geral de casos de uso, foi feita uma breve reunião para definir qual das funcionalidades agregaria mais valor para o cliente <text:span text:style-name="T2">para a</text:span> primeira iteração. Foi definido, em comum acordo, que o caso de uso “Registrar frequência de Alunos” <text:span text:style-name="T2">seria abordado neste primeiro momento.</text:span></text:p>
      <text:p text:style-name="P1"/>
      <text:p text:style-name="P1"/>
      <text:p text:style-name="P2">Fase de Elaboração</text:p>
      <text:p text:style-name="P1"/>
      <text:p text:style-name="P1"><text:span text:style-name="T3">Nesta</text:span> fase <text:span text:style-name="T3">foi dado ênfase ao</text:span> projeto do sistema, buscando complementar o levantamento <text:span text:style-name="T3">e a</text:span> documentação do caso de uso <text:span text:style-name="T4">em foco. Como resultado desta fase, os seguintes artefados foram gerados:</text:span></text:p>
      <text:list xml:id="list5193594576594165788" text:style-name="L1">
        <text:list-item>
          <text:p text:style-name="P5">Detalhamento do caso de uso “<text:span text:style-name="T1">Registrar frequência de Alunos</text:span>”;</text:p>
        </text:list-item>
        <text:list-item>
          <text:p text:style-name="P5">Diagrama de classes <text:s/>conceitual (Análise);</text:p>
        </text:list-item>
        <text:list-item>
          <text:p text:style-name="P5">Diagrama de classes de projeto (Design) ;</text:p>
        </text:list-item>
      </text:list>
      <text:p text:style-name="P1"/>
      <text:p text:style-name="P2">Fase de Construção</text:p>
      <text:p text:style-name="P1"/>
      <text:p text:style-name="P1"/>
      <text:p text:style-name="P1"/>
      <text:p text:style-name="P1"/>
      <text:p text:style-name="P2">Fase de Transição</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19:18:27.296644534</meta:creation-date>
    <dc:date>2014-04-16T20:07:22.971679717</dc:date>
    <meta:editing-duration>PT31M15S</meta:editing-duration>
    <meta:editing-cycles>2</meta:editing-cycles>
    <meta:generator>LibreOffice/4.1.5.3$Linux_X86_64 LibreOffice_project/410$Build-3</meta:generator>
    <meta:document-statistic meta:table-count="1" meta:image-count="0" meta:object-count="0" meta:page-count="2" meta:paragraph-count="36" meta:word-count="441" meta:character-count="2783" meta:non-whitespace-character-count="2380"/>
  </office:meta>
</office:document-meta>
</file>